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12.74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55cm"/>
    </style:style>
    <style:style style:name="gr4" style:family="graphic" style:parent-style-name="standard">
      <style:graphic-properties draw:stroke="none" svg:stroke-color="#000000" draw:fill="none" draw:fill-color="#ffffff" fo:min-height="1.889cm"/>
    </style:style>
    <style:style style:name="gr5" style:family="graphic" style:parent-style-name="standard">
      <style:graphic-properties svg:stroke-color="#ff3333" draw:textarea-vertical-align="middle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25cm"/>
    </style:style>
    <style:style style:name="gr9" style:family="graphic" style:parent-style-name="standard">
      <style:graphic-properties draw:stroke="none" svg:stroke-color="#000000" draw:fill="none" draw:fill-color="#ffffff" fo:min-height="2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2.381cm"/>
    </style:style>
    <style:style style:name="P1" style:family="paragraph">
      <style:paragraph-properties fo:margin-top="0cm" fo:margin-bottom="0cm"/>
      <style:text-properties fo:font-size="22pt" fo:font-weight="bold" style:font-weight-asian="bold" style:font-weight-complex="bold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top="0cm" fo:margin-bottom="0.406cm" fo:text-align="center"/>
      <style:text-properties fo:font-size="24pt"/>
    </style:style>
    <style:style style:name="P6" style:family="paragraph">
      <style:paragraph-properties fo:text-align="center"/>
      <style:text-properties fo:font-size="24pt"/>
    </style:style>
    <style:style style:name="P7" style:family="paragraph">
      <style:text-properties fo:color="#ff0000" fo:font-size="24pt" fo:font-weight="bold"/>
    </style:style>
    <style:style style:name="P8" style:family="paragraph">
      <style:paragraph-properties fo:margin-top="0cm" fo:margin-bottom="0cm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color="#ff0000"/>
    </style:style>
    <style:style style:name="P10" style:family="paragraph">
      <style:paragraph-properties fo:margin-top="0cm" fo:margin-bottom="0cm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color="#ff0000" fo:font-size="26pt" style:font-size-asian="26pt" style:font-size-complex="26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f0000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1.682cm" svg:height="13.509cm" svg:x="1.5cm" svg:y="5.7cm">
          <draw:text-box>
            <text:p text:style-name="P1"><text:span text:style-name="T1">1.</text:span><text:span text:style-name="T1">結構指標</text:span></text:p>
            <text:p text:style-name="P1"><text:span text:style-name="T2"/></text:p>
            <text:p text:style-name="P1"><text:span text:style-name="T2">"struct </text:span><text:span text:style-name="T2">結構名稱 </text:span><text:span text:style-name="T2">*</text:span><text:span text:style-name="T2">結構指標</text:span><text:span text:style-name="T2">; "</text:span></text:p>
            <text:p text:style-name="P1"><text:span text:style-name="T2"/></text:p>
            <text:p text:style-name="P1"><text:span text:style-name="T2">2. ex:</text:span></text:p>
            <text:p text:style-name="P1"><text:span text:style-name="T2"/></text:p>
            <text:p text:style-name="P1"><text:span text:style-name="T2">Struct person</text:span></text:p>
            <text:p text:style-name="P1"><text:span text:style-name="T2">{</text:span></text:p>
            <text:p text:style-name="P1"><text:span text:style-name="T2"><text:s text:c="4"/></text:span><text:span text:style-name="T2">int a;</text:span></text:p>
            <text:p text:style-name="P1"><text:span text:style-name="T2"><text:s text:c="4"/></text:span><text:span text:style-name="T2">char b[10];</text:span></text:p>
            <text:p text:style-name="P1"><text:span text:style-name="T2">};</text:span></text:p>
            <text:p text:style-name="P1"><text:span text:style-name="T2"/></text:p>
            <text:p text:style-name="P1"><text:span text:style-name="T2">struct person </text:span><text:span text:style-name="T3">別名</text:span><text:span text:style-name="T2">={</text:span><text:span text:style-name="T2">值</text:span><text:span text:style-name="T2">1,</text:span><text:span text:style-name="T2">值</text:span><text:span text:style-name="T2">2};</text:span></text:p>
            <text:p text:style-name="P1"><text:span text:style-name="T2"/></text:p>
            <text:p text:style-name="P1"><text:span text:style-name="T2"/></text:p>
          </draw:text-box>
        </draw:frame>
        <draw:rect draw:style-name="gr2" draw:text-style-name="P2" xml:id="id4" draw:id="id4" draw:layer="layout" svg:width="5.4cm" svg:height="5.7cm" svg:x="12.3cm" svg:y="3.3cm">
          <text:p text:style-name="P2"><text:span text:style-name="T4">&amp; bo</text:span></text:p>
        </draw:rect>
        <draw:rect draw:style-name="gr2" draw:text-style-name="P3" xml:id="id2" draw:id="id2" draw:layer="layout" svg:width="4.6cm" svg:height="2.6cm" svg:x="22.7cm" svg:y="3.7cm">
          <text:p text:style-name="P3">Int a</text:p>
        </draw:rect>
        <draw:rect draw:style-name="gr2" draw:text-style-name="P3" draw:layer="layout" svg:width="4.6cm" svg:height="2.6cm" svg:x="22.7cm" svg:y="6.4cm">
          <text:p text:style-name="P3">Char b[ ]</text:p>
        </draw:rect>
        <draw:frame draw:style-name="gr3" draw:text-style-name="P4" draw:layer="layout" svg:width="2cm" svg:height="1.195cm" svg:x="10.8cm" svg:y="1.8cm">
          <draw:text-box>
            <text:p text:style-name="P4">*pt</text:p>
          </draw:text-box>
        </draw:frame>
        <draw:frame draw:style-name="gr3" draw:text-style-name="P4" draw:layer="layout" svg:width="2cm" svg:height="1.195cm" svg:x="10cm" svg:y="5.3cm">
          <draw:text-box>
            <text:p text:style-name="P4">&amp;pt</text:p>
          </draw:text-box>
        </draw:frame>
        <draw:frame draw:style-name="gr4" draw:text-style-name="P6" xml:id="id3" draw:id="id3" draw:layer="layout" svg:width="2.7cm" svg:height="2.139cm" svg:x="20.5cm" svg:y="6.2cm">
          <draw:text-box>
            <text:p text:style-name="P5">&amp;b0</text:p>
          </draw:text-box>
        </draw:frame>
        <draw:frame draw:style-name="gr3" draw:text-style-name="P4" draw:layer="layout" svg:width="2cm" svg:height="1.195cm" svg:x="24.405cm" svg:y="9.205cm">
          <draw:text-box>
            <text:p text:style-name="P4">bo</text:p>
          </draw:text-box>
        </draw:frame>
        <draw:frame draw:style-name="gr3" draw:text-style-name="P4" draw:layer="layout" svg:width="2cm" svg:height="1.195cm" svg:x="14.1cm" svg:y="9.205cm">
          <draw:text-box>
            <text:p text:style-name="P4">pt</text:p>
          </draw:text-box>
        </draw:frame>
        <draw:rect draw:style-name="gr5" draw:text-style-name="P3" xml:id="id1" draw:id="id1" draw:layer="layout" svg:width="10.5cm" svg:height="0.3cm" svg:x="13.3cm" svg:y="2cm">
          <text:p/>
        </draw:rect>
        <draw:connector draw:style-name="gr6" draw:text-style-name="P3" draw:layer="layout" svg:x1="23.8cm" svg:y1="2.15cm" svg:x2="25cm" svg:y2="3.7cm" draw:start-shape="id1" draw:start-glue-point="1" draw:end-shape="id2" draw:end-glue-point="0" svg:d="M23800 2150h1200v1550">
          <text:p/>
        </draw:connector>
        <draw:connector draw:style-name="gr7" draw:text-style-name="P3" draw:layer="layout" draw:type="curve" svg:x1="20.5cm" svg:y1="7.269cm" svg:x2="17.7cm" svg:y2="6.15cm" draw:start-shape="id3" draw:end-shape="id4" svg:d="M20500 7269c-2098 0-699-1119-2800-1119">
          <text:p/>
        </draw:connector>
        <draw:frame draw:style-name="gr8" draw:text-style-name="P7" draw:layer="layout" svg:width="3.6cm" svg:height="1.5cm" svg:x="18.6cm" svg:y="7.6cm">
          <draw:text-box>
            <text:p text:style-name="P7"><text:span text:style-name="T5">pt=&amp;b0</text:span></text:p>
          </draw:text-box>
        </draw:frame>
        <draw:frame draw:style-name="gr1" draw:text-style-name="P8" draw:layer="layout" svg:width="15.3cm" svg:height="12.996cm" svg:x="13.4cm" svg:y="11cm">
          <draw:text-box>
            <text:p text:style-name="P8"><text:span text:style-name="T6">4. </text:span></text:p>
            <text:p text:style-name="P8"><text:span text:style-name="T7">結構指標符號 “</text:span><text:span text:style-name="T8">- &gt;</text:span><text:span text:style-name="T7"> “</text:span></text:p>
            <text:p text:style-name="P8"><text:span text:style-name="T7"/></text:p>
            <text:p text:style-name="P8"><text:span text:style-name="T7">結構指標 </text:span><text:span text:style-name="T7">- &gt;</text:span><text:span text:style-name="T7">成員</text:span></text:p>
            <text:p text:style-name="P8"><text:span text:style-name="T7">結構指標 </text:span><text:span text:style-name="T7">- &gt; </text:span><text:span text:style-name="T7">成員</text:span><text:span text:style-name="T7">=</text:span><text:span text:style-name="T7">值</text:span></text:p>
          </draw:text-box>
        </draw:frame>
        <draw:frame draw:style-name="gr9" draw:text-style-name="P9" draw:layer="layout" svg:width="6.2cm" svg:height="3.2cm" svg:x="7.2cm" svg:y="14.7cm">
          <draw:text-box>
            <text:p text:style-name="P9"><text:span text:style-name="T5">事後再於主程式加上別名的方法</text:span></text:p>
          </draw:text-box>
        </draw:frame>
        <draw:frame draw:style-name="gr10" draw:text-style-name="P11" draw:layer="layout" svg:width="11.085cm" svg:height="1.673cm" svg:x="14.215cm" svg:y="18.2cm">
          <draw:text-box>
            <text:p text:style-name="P10"><text:span text:style-name="T9">struct person *pt;</text:span></text:p>
          </draw:text-box>
        </draw:frame>
        <draw:frame draw:style-name="gr11" draw:text-style-name="P12" draw:layer="layout" svg:width="3.1cm" svg:height="2.631cm" svg:x="25.1cm" svg:y="14.9cm">
          <draw:text-box>
            <text:p text:style-name="P12"><text:span text:style-name="T10">取值</text:span></text:p>
            <text:p text:style-name="P12"><text:span text:style-name="T10">給值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</meta:initial-creator>
    <meta:creation-date>2021-09-13T11:22:02.62</meta:creation-date>
    <dc:date>2021-09-13T11:40:52</dc:date>
    <dc:creator>frank </dc:creator>
    <meta:editing-duration>PT18M47S</meta:editing-duration>
    <meta:editing-cycles>4</meta:editing-cycles>
    <meta:generator>OpenOffice/4.1.10$Win32 OpenOffice.org_project/4110m2$Build-9807</meta:generator>
    <meta:document-statistic meta:object-count="17"/>
  </office:meta>
</office:document-meta>
</file>